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officeooo:rsid="0014b583" officeooo:paragraph-rsid="00149a6a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14pt" fo:font-style="normal" fo:font-weight="bold" officeooo:rsid="00163e50" officeooo:paragraph-rsid="00149a6a" style:font-size-asian="12.25pt" style:font-style-asian="normal" style:font-weight-asian="bold" style:font-size-complex="14pt" style:font-style-complex="normal" style:font-weight-complex="bold"/>
    </style:style>
    <style:style style:name="P3" style:family="paragraph" style:parent-style-name="Standard">
      <style:text-properties fo:font-size="12pt" fo:font-weight="bold" officeooo:rsid="0014b583" officeooo:paragraph-rsid="00149a6a" style:font-size-asian="10.5pt" style:font-weight-asian="bold" style:font-size-complex="12pt" style:font-weight-complex="bold"/>
    </style:style>
    <style:style style:name="P4" style:family="paragraph" style:parent-style-name="Standard">
      <style:text-properties fo:font-size="12pt" fo:font-style="normal" fo:font-weight="normal" officeooo:rsid="0014b583" officeooo:paragraph-rsid="00149a6a" style:font-size-asian="10.5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text-properties officeooo:paragraph-rsid="00149a6a"/>
    </style:style>
    <style:style style:name="T1" style:family="text">
      <style:text-properties fo:font-size="12pt" fo:font-style="normal" fo:font-weight="normal" officeooo:rsid="00163e50" style:font-size-asian="10.5pt" style:font-style-asian="normal" style:font-weight-asian="normal" style:font-size-complex="12pt" style:font-style-complex="normal" style:font-weight-complex="normal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tyle="italic" fo:font-weight="normal" style:font-style-asian="italic" style:font-weight-asian="normal" style:font-style-complex="italic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PFS</text:p>
      <text:p text:style-name="P1"/>
      <text:p text:style-name="P3">Conceito: <text:span text:style-name="T4">um lugar onde é possível qualquer um armazenar objetos(diretórios, arquivos, links, etc), que são identificados por </text:span><text:span text:style-name="T5">hashs </text:span><text:span text:style-name="T3">que são gerados apartir do conteúdo do objeto.</text:span></text:p>
      <text:p text:style-name="P4">Cada computador que está usando a rede gera um backup, assim se o serviço cair ainda <text:tab/>será possível acessar os arquivos que foram armazenados na rede.</text:p>
      <text:p text:style-name="P4">Com um serviço por um P2P, onde cada vez que fosse preciso acessar algum arquivo, seria necessario somente verificar se maquinas vizinhas não o contém.</text:p>
      <text:p text:style-name="P4"/>
      <text:p text:style-name="P2">Links úteis</text:p>
      <text:p text:style-name="P5"><text:span text:style-name="T1">IPFS – Guia Definitivo: </text:span><text:a xlink:type="simple" xlink:href="https://medium.com/clebertech/o-guia-definitivo-do-ipfs-2e87d684e355" text:style-name="Internet_20_link" text:visited-style-name="Visited_20_Internet_20_Link"><text:span text:style-name="T2">https://medium.com/clebertech/o-guia-definitivo-do-ipfs-2e87d684e355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8T21:34:02.301286529</meta:creation-date>
    <dc:date>2019-06-08T21:34:21.594609821</dc:date>
    <meta:editing-duration>PT19S</meta:editing-duration>
    <meta:editing-cycles>1</meta:editing-cycles>
    <meta:document-statistic meta:table-count="0" meta:image-count="0" meta:object-count="0" meta:page-count="1" meta:paragraph-count="6" meta:word-count="84" meta:character-count="586" meta:non-whitespace-character-count="506"/>
    <meta:generator>LibreOffice/5.1.6.2$Linux_X86_64 LibreOffice_project/10m0$Build-2</meta:generator>
  </office:meta>
</office:document-meta>
</file>